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marker-start="Arrow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family-generic="roman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3.175cm" svg:y="2.275cm">
          <text:p text:style-name="P1"><text:span text:style-name="T1">Stat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54cm" svg:x="9.525cm" svg:y="2.275cm">
          <text:p text:style-name="P1"><text:span text:style-name="T1">Stat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3.512cm" svg:height="0.741cm" draw:transform="skewX (-0.244520628204359) rotate (0.218515222349649) translate (4.10326175139788cm 1.59081007429451cm)" svg:viewBox="0 0 3513 742" svg:d="m0 5627c585-1240 3513-552 3513-552">
          <text:p/>
        </draw:path>
        <draw:path draw:style-name="gr3" draw:text-style-name="P2" draw:layer="layout" svg:width="3.51cm" svg:height="0.74cm" draw:transform="skewX (0.243298897727964) rotate (-0.219213354051633) translate (7.70906666764147cm 0.829032432624303cm)" svg:viewBox="0 0 3511 741" svg:d="m3511-993c-584-1240-3511-550-3511-550">
          <text:p/>
        </draw:path>
        <draw:path draw:style-name="gr2" draw:text-style-name="P2" draw:layer="layout" svg:width="3.511cm" svg:height="0.741cm" draw:transform="skewX (-0.243997029428761) rotate (-2.92325196416594) translate (11.1359660220041cm 5.499837368055cm)" svg:viewBox="0 0 3512 742" svg:d="m0-14821c583-1239 3512-552 3512-552">
          <text:p/>
        </draw:path>
        <draw:path draw:style-name="gr3" draw:text-style-name="P2" draw:layer="layout" svg:width="3.511cm" svg:height="0.74cm" draw:transform="skewX (0.245567825755556) rotate (2.92255383246395) translate (7.53058581094108cm 6.26073890994785cm)" svg:viewBox="0 0 3512 741" svg:d="m3512-8209c-587-1239-3512-549-3512-549">
          <text:p/>
        </draw:path>
        <draw:path draw:style-name="gr2" draw:text-style-name="P2" draw:layer="layout" svg:width="1.269cm" svg:height="0.563cm" svg:x="12.065cm" svg:y="2.981cm" svg:viewBox="0 0 1270 564" svg:d="m0 564c1270-1270 1270 0 1270 0">
          <text:p/>
        </draw:path>
        <draw:path draw:style-name="gr3" draw:text-style-name="P2" draw:layer="layout" svg:width="-1.269cm" svg:height="-0.635cm" svg:x="13.335cm" svg:y="4.181cm" svg:viewBox="0 0 -1270 -636" svg:d="m1270-7726c-1270-1429-1270 0-1270 0">
          <text:p/>
        </draw:path>
        <draw:path draw:style-name="gr2" draw:text-style-name="P2" draw:layer="layout" svg:width="-1.269cm" svg:height="-0.596cm" svg:x="3.175cm" svg:y="4.18cm" svg:viewBox="0 0 -1270 -597" svg:d="m0-7764c1270-1344 1270 0 1270 0">
          <text:p/>
        </draw:path>
        <draw:path draw:style-name="gr3" draw:text-style-name="P2" draw:layer="layout" svg:width="1.269cm" svg:height="0.672cm" svg:x="1.905cm" svg:y="2.911cm" svg:viewBox="0 0 1270 673" svg:d="m1270 673c-1270-1514-1270 0-1270 0">
          <text:p/>
        </draw:path>
        <draw:frame draw:style-name="gr4" draw:text-style-name="P3" draw:layer="layout" svg:width="2.712cm" svg:height="0.954cm" svg:x="6.35cm" svg:y="0.051cm">
          <draw:text-box>
            <text:p><text:span text:style-name="T1">Action 1</text:span></text:p>
          </draw:text-box>
        </draw:frame>
        <draw:frame draw:style-name="gr4" draw:text-style-name="P3" draw:layer="layout" svg:width="2.712cm" svg:height="0.954cm" svg:x="6.178cm" svg:y="6.085cm">
          <draw:text-box>
            <text:p><text:span text:style-name="T1">Action 2</text:span></text:p>
          </draw:text-box>
        </draw:frame>
        <draw:frame draw:style-name="gr4" draw:text-style-name="P3" draw:layer="layout" svg:width="2.712cm" svg:height="0.954cm" svg:x="11.893cm" svg:y="2.056cm">
          <draw:text-box>
            <text:p><text:span text:style-name="T1">Action 1</text:span></text:p>
          </draw:text-box>
        </draw:frame>
        <draw:frame draw:style-name="gr4" draw:text-style-name="P3" draw:layer="layout" svg:width="2.712cm" svg:height="0.954cm" svg:x="0.635cm" svg:y="1.956cm">
          <draw:text-box>
            <text:p><text:span text:style-name="T1">Action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20T15:24:20</meta:creation-date>
    <dc:date>2011-06-20T17:10:24</dc:date>
    <dc:creator>Bo Morgan</dc:creator>
    <meta:editing-duration>PT01H30M54S</meta:editing-duration>
    <meta:editing-cycles>2</meta:editing-cycles>
    <meta:generator>OpenOffice.org/3.2$Linux OpenOffice.org_project/320m19$Build-9505</meta:generator>
    <meta:document-statistic meta:object-count="14"/>
  </office:meta>
</office:document-meta>
</file>